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5in"/>
    </style:style>
    <style:style style:name="co2" style:family="table-column">
      <style:table-column-properties fo:break-before="auto" style:column-width="1.4075in"/>
    </style:style>
    <style:style style:name="co3" style:family="table-column">
      <style:table-column-properties fo:break-before="auto" style:column-width="2.0508in"/>
    </style:style>
    <style:style style:name="co4" style:family="table-column">
      <style:table-column-properties fo:break-before="auto" style:column-width="2.3728in"/>
    </style:style>
    <style:style style:name="co5" style:family="table-column">
      <style:table-column-properties fo:break-before="auto" style:column-width="2.2335in"/>
    </style:style>
    <style:style style:name="co6" style:family="table-column">
      <style:table-column-properties fo:break-before="auto" style:column-width="1.7291in"/>
    </style:style>
    <style:style style:name="co7" style:family="table-column">
      <style:table-column-properties fo:break-before="auto" style:column-width="1.2791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style:font-name="Ubuntu" fo:font-size="12pt" style:font-size-asian="12pt" style:font-size-complex="12pt"/>
    </style:style>
    <style:style style:name="ce2" style:family="table-cell" style:parent-style-name="Default" style:data-style-name="N0">
      <style:text-properties style:font-name="Ubuntu" fo:font-size="12pt" style:font-size-asian="12pt" style:font-size-complex="12pt"/>
    </style:style>
    <style:style style:name="ce3" style:family="table-cell" style:parent-style-name="Default" style:data-style-name="N60">
      <style:text-properties style:font-name="Ubuntu" fo:font-size="12pt" style:font-size-asian="12pt" style:font-size-complex="12pt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17" table:default-cell-style-name="ce1"/>
        <table:table-row table:style-name="ro1">
          <table:table-cell/>
          <table:table-cell office:value-type="string" calcext:value-type="string">
            <text:p>QoI</text:p>
          </table:table-cell>
          <table:table-cell office:value-type="string" calcext:value-type="string">
            <text:p>QoI error (actual)</text:p>
          </table:table-cell>
          <table:table-cell office:value-type="string" calcext:value-type="string">
            <text:p>QoI error (estimated)</text:p>
          </table:table-cell>
          <table:table-cell office:value-type="string" calcext:value-type="string">
            <text:p>estimated relative QoI error</text:p>
          </table:table-cell>
          <table:table-cell office:value-type="string" calcext:value-type="string">
            <text:p>relative error in error</text:p>
          </table:table-cell>
          <table:table-cell office:value-type="string" calcext:value-type="string">
            <text:p>portion refin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F</text:p>
          </table:table-cell>
          <table:table-cell office:value-type="float" office:value="0.0656587233979106" calcext:value-type="float">
            <text:p>0.0656587234</text:p>
          </table:table-cell>
          <table:table-cell table:formula="of:=[.B11]-[.B2]" office:value-type="float" office:value="-0.0103736362237752" calcext:value-type="float">
            <text:p>-0.0103736362</text:p>
          </table:table-cell>
          <table:table-cell office:value-type="float" office:value="-0.011183848189506" calcext:value-type="float">
            <text:p>-0.0111838482</text:p>
          </table:table-cell>
          <table:table-cell table:formula="of:=ABS([.D2]/[.B2])" office:value-type="float" office:value="0.170333013051878" calcext:value-type="float">
            <text:p>0.1703330131</text:p>
          </table:table-cell>
          <table:table-cell table:formula="of:=ABS(([.D2]-[.C2])/[.C2])" office:value-type="float" office:value="0.0781029860941035" calcext:value-type="float">
            <text:p>0.078102986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F01</text:p>
          </table:table-cell>
          <table:table-cell office:value-type="float" office:value="0.0710036577256372" calcext:value-type="float">
            <text:p>0.0710036577</text:p>
          </table:table-cell>
          <table:table-cell table:formula="of:=[.B11]-[.B3]" office:value-type="float" office:value="-0.0157185705515018" calcext:value-type="float">
            <text:p>-0.0157185706</text:p>
          </table:table-cell>
          <table:table-cell office:value-type="float" office:value="-0.0177916413056688" calcext:value-type="float">
            <text:p>-0.0177916413</text:p>
          </table:table-cell>
          <table:table-cell table:formula="of:=ABS([.D3]/[.B3])" office:value-type="float" office:value="0.250573588397613" calcext:value-type="float">
            <text:p>0.2505735884</text:p>
          </table:table-cell>
          <table:table-cell table:formula="of:=ABS(([.D3]-[.C3])/[.C3])" office:value-type="float" office:value="0.131886722610982" calcext:value-type="float">
            <text:p>0.1318867226</text:p>
          </table:table-cell>
          <table:table-cell office:value-type="float" office:value="0.05" calcext:value-type="float">
            <text:p>0.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F02</text:p>
          </table:table-cell>
          <table:table-cell office:value-type="float" office:value="0.0655619281844575" calcext:value-type="float">
            <text:p>0.0655619282</text:p>
          </table:table-cell>
          <table:table-cell table:formula="of:=[.B11]-[.B4]" office:value-type="float" office:value="-0.0102768410103221" calcext:value-type="float">
            <text:p>-0.010276841</text:p>
          </table:table-cell>
          <table:table-cell table:style-name="ce2" office:value-type="float" office:value="-0.0107655459594009" calcext:value-type="float">
            <text:p>-0.010765546</text:p>
          </table:table-cell>
          <table:table-cell table:formula="of:=ABS([.D4]/[.B4])" office:value-type="float" office:value="0.164204230374558" calcext:value-type="float">
            <text:p>0.1642042304</text:p>
          </table:table-cell>
          <table:table-cell table:formula="of:=ABS(([.D4]-[.C4])/[.C4])" office:value-type="float" office:value="0.0475540050281944" calcext:value-type="float">
            <text:p>0.047554005</text:p>
          </table:table-cell>
          <table:table-cell office:value-type="float" office:value="0.1" calcext:value-type="float">
            <text:p>0.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F03</text:p>
          </table:table-cell>
          <table:table-cell office:value-type="float" office:value="0.0637863437654056" calcext:value-type="float">
            <text:p>0.0637863438</text:p>
          </table:table-cell>
          <table:table-cell table:formula="of:=[.B11]-[.B5]" office:value-type="float" office:value="-0.00850125659127021" calcext:value-type="float">
            <text:p>-0.0085012566</text:p>
          </table:table-cell>
          <table:table-cell table:style-name="ce3" office:value-type="float" office:value="-0.00879550059982093" calcext:value-type="float">
            <text:p>-8.80E-003</text:p>
          </table:table-cell>
          <table:table-cell table:formula="of:=ABS([.D5]/[.B5])" office:value-type="float" office:value="0.137890025993168" calcext:value-type="float">
            <text:p>0.137890026</text:p>
          </table:table-cell>
          <table:table-cell table:formula="of:=ABS(([.D5]-[.C5])/[.C5])" office:value-type="float" office:value="0.0346118253686014" calcext:value-type="float">
            <text:p>0.0346118254</text:p>
          </table:table-cell>
          <table:table-cell office:value-type="float" office:value="0.162" calcext:value-type="float">
            <text:p>0.16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F04</text:p>
          </table:table-cell>
          <table:table-cell office:value-type="float" office:value="0.0619723730418658" calcext:value-type="float">
            <text:p>0.061972373</text:p>
          </table:table-cell>
          <table:table-cell table:formula="of:=[.B11]-[.B6]" office:value-type="float" office:value="-0.00668728586773037" calcext:value-type="float">
            <text:p>-0.0066872859</text:p>
          </table:table-cell>
          <table:table-cell table:style-name="ce3" office:value-type="float" office:value="-0.00682676090604716" calcext:value-type="float">
            <text:p>-6.83E-003</text:p>
          </table:table-cell>
          <table:table-cell table:formula="of:=ABS([.D6]/[.B6])" office:value-type="float" office:value="0.110158132906018" calcext:value-type="float">
            <text:p>0.1101581329</text:p>
          </table:table-cell>
          <table:table-cell table:formula="of:=ABS(([.D6]-[.C6])/[.C6])" office:value-type="float" office:value="0.0208567483244335" calcext:value-type="float">
            <text:p>0.0208567483</text:p>
          </table:table-cell>
          <table:table-cell office:value-type="float" office:value="0.216" calcext:value-type="float">
            <text:p>0.2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F05</text:p>
          </table:table-cell>
          <table:table-cell office:value-type="float" office:value="0.0594628394615783" calcext:value-type="float">
            <text:p>0.0594628395</text:p>
          </table:table-cell>
          <table:table-cell table:formula="of:=[.B11]-[.B7]" office:value-type="float" office:value="-0.00417775228744289" calcext:value-type="float">
            <text:p>-0.0041777523</text:p>
          </table:table-cell>
          <table:table-cell table:style-name="ce3" office:value-type="float" office:value="-0.00421469273629096" calcext:value-type="float">
            <text:p>-4.21E-003</text:p>
          </table:table-cell>
          <table:table-cell table:formula="of:=ABS([.D7]/[.B7])" office:value-type="float" office:value="0.0708794395702255" calcext:value-type="float">
            <text:p>0.0708794396</text:p>
          </table:table-cell>
          <table:table-cell table:formula="of:=ABS(([.D7]-[.C7])/[.C7])" office:value-type="float" office:value="0.0088421826634148" calcext:value-type="float">
            <text:p>0.0088421827</text:p>
          </table:table-cell>
          <table:table-cell office:value-type="float" office:value="0.313" calcext:value-type="float">
            <text:p>0.3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F06</text:p>
          </table:table-cell>
          <table:table-cell office:value-type="float" office:value="0.0580310056728324" calcext:value-type="float">
            <text:p>0.0580310057</text:p>
          </table:table-cell>
          <table:table-cell table:formula="of:=[.B11]-[.B8]" office:value-type="float" office:value="-0.00274591849869703" calcext:value-type="float">
            <text:p>-0.0027459185</text:p>
          </table:table-cell>
          <table:table-cell table:style-name="ce3" office:value-type="float" office:value="-0.00275887104389932" calcext:value-type="float">
            <text:p>-2.76E-003</text:p>
          </table:table-cell>
          <table:table-cell table:formula="of:=ABS([.D8]/[.B8])" office:value-type="float" office:value="0.0475413274664462" calcext:value-type="float">
            <text:p>0.0475413275</text:p>
          </table:table-cell>
          <table:table-cell table:formula="of:=ABS(([.D8]-[.C8])/[.C8])" office:value-type="float" office:value="0.00471701735082186" calcext:value-type="float">
            <text:p>0.0047170174</text:p>
          </table:table-cell>
          <table:table-cell office:value-type="float" office:value="0.412" calcext:value-type="float">
            <text:p>0.4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F07</text:p>
          </table:table-cell>
          <table:table-cell office:value-type="float" office:value="0.0572189662557455" calcext:value-type="float">
            <text:p>0.0572189663</text:p>
          </table:table-cell>
          <table:table-cell table:formula="of:=[.B11]-[.B9]" office:value-type="float" office:value="-0.00193387908161013" calcext:value-type="float">
            <text:p>-0.0019338791</text:p>
          </table:table-cell>
          <table:table-cell table:style-name="ce3" office:value-type="float" office:value="-0.0019399920212305" calcext:value-type="float">
            <text:p>-1.94E-003</text:p>
          </table:table-cell>
          <table:table-cell table:formula="of:=ABS([.D9]/[.B9])" office:value-type="float" office:value="0.033904702377172" calcext:value-type="float">
            <text:p>0.0339047024</text:p>
          </table:table-cell>
          <table:table-cell table:formula="of:=ABS(([.D9]-[.C9])/[.C9])" office:value-type="float" office:value="0.00316097303005825" calcext:value-type="float">
            <text:p>0.003160973</text:p>
          </table:table-cell>
          <table:table-cell office:value-type="float" office:value="0.51" calcext:value-type="float">
            <text:p>0.5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F08</text:p>
          </table:table-cell>
          <table:table-cell office:value-type="float" office:value="0.056577570346283" calcext:value-type="float">
            <text:p>0.0565775703</text:p>
          </table:table-cell>
          <table:table-cell table:formula="of:=[.B11]-[.B10]" office:value-type="float" office:value="-0.00129248317214763" calcext:value-type="float">
            <text:p>-0.0012924832</text:p>
          </table:table-cell>
          <table:table-cell table:style-name="ce3" office:value-type="float" office:value="-0.0012951608412298" calcext:value-type="float">
            <text:p>-1.30E-003</text:p>
          </table:table-cell>
          <table:table-cell table:formula="of:=ABS([.D10]/[.B10])" office:value-type="float" office:value="0.0228917720096986" calcext:value-type="float">
            <text:p>0.022891772</text:p>
          </table:table-cell>
          <table:table-cell table:formula="of:=ABS(([.D10]-[.C10])/[.C10])" office:value-type="float" office:value="0.00207172452211868" calcext:value-type="float">
            <text:p>0.0020717245</text:p>
          </table:table-cell>
          <table:table-cell office:value-type="float" office:value="0.607" calcext:value-type="float">
            <text:p>0.60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F</text:p>
          </table:table-cell>
          <table:table-cell office:value-type="float" office:value="0.0552850871741354" calcext:value-type="float">
            <text:p>0.055285087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4">00/00/0000</text:date>, <text:time style:data-style-name="N2" text:time-value="08:57:47.2314623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4T13:43:52.288425197</meta:creation-date>
    <dc:date>2015-05-14T09:49:59.979367964</dc:date>
    <meta:editing-duration>PT8H21M20S</meta:editing-duration>
    <meta:editing-cycles>15</meta:editing-cycles>
    <meta:generator>LibreOffice/4.2.8.2$Linux_X86_64 LibreOffice_project/420m0$Build-2</meta:generator>
    <meta:document-statistic meta:table-count="1" meta:cell-count="71" meta:object-count="0"/>
  </office:meta>
</office:document-meta>
</file>